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5.6819in"/>
    </style:style>
    <style:style style:name="co3" style:family="table-column">
      <style:table-column-properties fo:break-before="auto" style:column-width="7.5799in"/>
    </style:style>
    <style:style style:name="co4" style:family="table-column">
      <style:table-column-properties fo:break-before="auto" style:column-width="4.728in"/>
    </style:style>
    <style:style style:name="co5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spanned="1" table:number-rows-spanned="12"/>
          <table:table-cell table:style-name="ce6" office:value-type="string" calcext:value-type="string" table:number-columns-spanned="3" table:number-rows-spanned="1">
            <text:p>Project Name:</text:p>
          </table:table-cell>
          <table:covered-table-cell table:style-name="ce14"/>
          <table:covered-table-cell table:style-name="ce20"/>
          <table:table-cell table:style-name="ce22" table:number-columns-repeated="8"/>
          <table:table-cell table:style-name="ce6"/>
          <table:table-cell table:number-columns-repeated="1011"/>
        </table:table-row>
        <table:table-row table:style-name="ro1">
          <table:covered-table-cell table:style-name="ce2"/>
          <table:table-cell table:style-name="ce7" office:value-type="string" calcext:value-type="string" table:number-columns-spanned="3" table:number-rows-spanned="1">
            <text:p>ToolsQA Demo Shop</text:p>
          </table:table-cell>
          <table:covered-table-cell table:style-name="ce14"/>
          <table:covered-table-cell table:style-name="ce20"/>
          <table:table-cell table:number-columns-repeated="1020"/>
        </table:table-row>
        <table:table-row table:style-name="ro1">
          <table:covered-table-cell table:style-name="ce2"/>
          <table:table-cell table:style-name="ce8" office:value-type="string" calcext:value-type="string">
            <text:p><text:span text:style-name="T1">Test case ID:</text:span><text:span text:style-name="T2"> Smoke_01</text:span></text:p>
          </table:table-cell>
          <table:table-cell table:style-name="ce15" office:value-type="string" calcext:value-type="string">
            <text:p><text:span text:style-name="T1">Test Designed by:</text:span><text:span text:style-name="T2"> Semira Zornic</text:span></text:p>
          </table:table-cell>
          <table:table-cell table:style-name="ce18"/>
          <table:table-cell table:number-columns-repeated="1020"/>
        </table:table-row>
        <table:table-row table:style-name="ro1">
          <table:covered-table-cell table:style-name="ce2"/>
          <table:table-cell table:style-name="ce8" office:value-type="string" calcext:value-type="string">
            <text:p><text:span text:style-name="T1">Test Priority:</text:span><text:span text:style-name="T2"> High</text:span></text:p>
          </table:table-cell>
          <table:table-cell table:style-name="ce16" office:value-type="string" calcext:value-type="string">
            <text:p><text:span text:style-name="T1">Test Designed date: </text:span><text:span text:style-name="T2">02.03.2023</text:span></text:p>
          </table:table-cell>
          <table:table-cell table:style-name="ce18"/>
          <table:table-cell table:number-columns-repeated="1020"/>
        </table:table-row>
        <table:table-row table:style-name="ro1">
          <table:covered-table-cell table:style-name="ce2"/>
          <table:table-cell table:style-name="ce8" office:value-type="string" calcext:value-type="string">
            <text:p><text:span text:style-name="T1">Test Title:</text:span><text:span text:style-name="T2"> E2E Test Flow</text:span></text:p>
          </table:table-cell>
          <table:table-cell table:style-name="ce15" office:value-type="string" calcext:value-type="string">
            <text:p><text:span text:style-name="T1">Test Executed by:</text:span><text:span text:style-name="T2"> Semira Zornic</text:span></text:p>
          </table:table-cell>
          <table:table-cell table:style-name="ce18"/>
          <table:table-cell table:number-columns-repeated="1020"/>
        </table:table-row>
        <table:table-row table:style-name="ro1">
          <table:covered-table-cell table:style-name="ce2"/>
          <table:table-cell table:style-name="ce8" office:value-type="string" calcext:value-type="string">
            <text:p><text:span text:style-name="T1">Description:</text:span><text:span text:style-name="T2"> Verify if a user can search for product, choose color and size, </text:span></text:p>
            <text:p><text:span text:style-name="T3">add it into the cart and proceed to checkout</text:span></text:p>
          </table:table-cell>
          <table:table-cell table:style-name="ce16" office:value-type="string" calcext:value-type="string">
            <text:p>Test Execution date: </text:p>
          </table:table-cell>
          <table:table-cell table:style-name="ce18"/>
          <table:table-cell table:number-columns-repeated="1020"/>
        </table:table-row>
        <table:table-row table:style-name="ro2">
          <table:covered-table-cell table:style-name="ce2"/>
          <table:table-cell table:style-name="ce8" table:number-columns-spanned="2" table:number-rows-spanned="2"/>
          <table:covered-table-cell table:style-name="ce17"/>
          <table:table-cell table:style-name="ce18"/>
          <table:table-cell table:number-columns-repeated="1020"/>
        </table:table-row>
        <table:table-row table:style-name="ro1">
          <table:covered-table-cell table:style-name="ce2"/>
          <table:covered-table-cell table:style-name="ce9"/>
          <table:covered-table-cell table:style-name="ce10"/>
          <table:table-cell table:style-name="ce18"/>
          <table:table-cell table:number-columns-repeated="1020"/>
        </table:table-row>
        <table:table-row table:style-name="ro1">
          <table:covered-table-cell table:style-name="ce2"/>
          <table:table-cell table:style-name="ce8" office:value-type="string" calcext:value-type="string" table:number-columns-spanned="1" table:number-rows-spanned="2">
            <text:p><text:span text:style-name="T1">Pre-conditions: </text:span><text:span text:style-name="T2">Open Google Chrome browser</text:span></text:p>
            <text:p><text:span text:style-name="T3"/>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table-cell table:style-name="ce18" table:number-columns-repeated="2"/>
          <table:table-cell table:number-columns-repeated="1020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<text:span text:style-name="T1">Test Data: </text:span><text:span text:style-name="T2">Username: haha@gmail.com</text:span></text:p>
            <text:p><text:span text:style-name="T3">                  Password: 12345678</text:span>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ed Result</text:p>
          </table:table-cell>
          <table:table-cell table:style-name="ce21" office:value-type="string" calcext:value-type="string">
            <text:p>Test Dat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12" office:value-type="string" calcext:value-type="string">
            <text:p><text:a xlink:href="https://shop.demoqa.com/" xlink:type="simple">Go to homepage https://shop.demoqa.com/</text:a></text:p>
          </table:table-cell>
          <table:table-cell table:style-name="ce5" office:value-type="string" calcext:value-type="string">
            <text:p>Homepage is successfully opened with a fixed navigation bar(My wishlist, My Account and</text:p>
            <text:p> Checkout links), search bar on the left side and the View Cart on the right side of the header.</text:p>
            <text:p> On the center is the main advertisement for the page and the Shop now button. Below are a few </text:p>
            <text:p>containers with promo offers with images, prices, the testimonial container, containers with few fashion</text:p>
            <text:p> news and blogs. Footer bar contains work time details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Click on the search icon, type searched product and click Enter</text:p>
          </table:table-cell>
          <table:table-cell table:style-name="ce5" office:value-type="string" calcext:value-type="string">
            <text:p>Search form is displayed across the entire screen and by clicking the enter button search page is </text:p>
            <text:p>opened with filtered products with their names, images and prices</text:p>
          </table:table-cell>
          <table:table-cell table:style-name="ce5" office:value-type="string" calcext:value-type="string">
            <text:p><text:span text:style-name="T1">Searched word:</text:span><text:span text:style-name="T2"> MAXI DRESS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5" office:value-type="string" calcext:value-type="string">
            <text:p>Go to the wanted product and click on it</text:p>
          </table:table-cell>
          <table:table-cell table:style-name="ce5" office:value-type="string" calcext:value-type="string">
            <text:p>Product page is opened with a container with page title-name of the product and breadcrumb. </text:p>
            <text:p>Below are images on the left side and on the right side are the name of the product with all details, </text:p>
            <text:p>options to choose color and size, quantity option, disabled Add to cart button, Wishlist's icon, Compare </text:p>
            <text:p>icon, social media icons for sharing and below image is an additional information container with the </text:p>
            <text:p>reviews. Bottom of the product page is reserved for related products with their respective images, </text:p>
            <text:p>names and prices.</text:p>
          </table:table-cell>
          <table:table-cell table:style-name="ce5" office:value-type="string" calcext:value-type="string">
            <text:p><text:span text:style-name="T1">Product: </text:span><text:span text:style-name="T2">RED SATIN ROUND NECK BACKLESS MAXI DRESS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4.</text:p>
          </table:table-cell>
          <table:table-cell table:style-name="ce5" office:value-type="string" calcext:value-type="string">
            <text:p>Click on the choose an option for color and size</text:p>
          </table:table-cell>
          <table:table-cell table:style-name="ce5" office:value-type="string" calcext:value-type="string">
            <text:p>By clicking on the choose an option, drop-down is opened with few color options and for size dropdown </text:p>
            <text:p>is opened with size options. When you choose the size, a refreshed page is displayed with enabled </text:p>
            <text:p>Add to cart button</text:p>
          </table:table-cell>
          <table:table-cell table:style-name="ce5" office:value-type="string" calcext:value-type="string">
            <text:p><text:span text:style-name="T1">Color: </text:span><text:span text:style-name="T2">MAUVE</text:span></text:p>
            <text:p><text:span text:style-name="T3"/></text:p>
            <text:p><text:span text:style-name="T1">Size: </text:span><text:span text:style-name="T2">MEDIUM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5.</text:p>
          </table:table-cell>
          <table:table-cell table:style-name="ce5" office:value-type="string" calcext:value-type="string">
            <text:p>Click on the Add to cart button</text:p>
          </table:table-cell>
          <table:table-cell table:style-name="ce5" office:value-type="string" calcext:value-type="string">
            <text:p>Refreshed product page is displayed with a successful message note and the View cart button. </text:p>
            <text:p>On the navigation bar the Cart icon is now showing one(1) item in the cart and the new total </text:p>
            <text:p>price(67.00)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6.</text:p>
          </table:table-cell>
          <table:table-cell table:style-name="ce5" office:value-type="string" calcext:value-type="string">
            <text:p>Click on the View cart button</text:p>
          </table:table-cell>
          <table:table-cell table:style-name="ce5" office:value-type="string" calcext:value-type="string">
            <text:p>Cart page is opened with form container which contains product image, name, price, quantity and </text:p>
            <text:p>price details. In that form are three buttons: Clear shopping cart button, Update shopping cart button </text:p>
            <text:p>and the bold Continue Shopping button. Below are two more containers: Discount code with a coupon </text:p>
            <text:p>input field and the Apply button and Cart totals container with price detail and the Proceed to Checkout </text:p>
            <text:p>butt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7.</text:p>
          </table:table-cell>
          <table:table-cell table:style-name="ce5" office:value-type="string" calcext:value-type="string">
            <text:p>Go to the Cart totals and click on the Proceed to checkout button</text:p>
          </table:table-cell>
          <table:table-cell table:style-name="ce19" office:value-type="string" calcext:value-type="string">
            <text:p>Checkout page is opened with two closed tabs: Returning customer for login and for applying code tab. </text:p>
            <text:p>Below is an opened checkout filling form with a few required and non-required billing and personal </text:p>
            <text:p>details input fields to fill, Create an account option, optional Additional information field, the Order </text:p>
            <text:p>details, the Terms and conditions checkbox and the Place order button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8.</text:p>
          </table:table-cell>
          <table:table-cell table:style-name="ce13" office:value-type="string" calcext:value-type="string">
            <text:p>Fill all required input fields, check Create an account box and enter username and </text:p>
            <text:p>password, check Terms and Conditions and click on the Place order button</text:p>
          </table:table-cell>
          <table:table-cell table:style-name="ce5" office:value-type="string" calcext:value-type="string">
            <text:p>Checkout page is displayed with a thank you note, order number, date, total price, payment method, </text:p>
            <text:p>product details and the billing address. On the navigation bar the Cart item is now refreshed with 0 </text:p>
            <text:p>product and 0 total price. Thank you email is received with all order details.</text:p>
          </table:table-cell>
          <table:table-cell table:style-name="ce5" office:value-type="string" calcext:value-type="string">
            <text:p><text:span text:style-name="T1">First Name: </text:span><text:span text:style-name="T2">Lala</text:span></text:p>
            <text:p><text:span text:style-name="T1">Last Name</text:span><text:span text:style-name="T2">: Nakopi</text:span></text:p>
            <text:p><text:span text:style-name="T1">Country/Region: </text:span><text:span text:style-name="T2">Bosnia and Herzegovina</text:span></text:p>
            <text:p><text:span text:style-name="T1">Street Address: </text:span><text:span text:style-name="T2">My Street 23</text:span></text:p>
            <text:p><text:span text:style-name="T1">Postcode/ZIP</text:span><text:span text:style-name="T2">: 71000</text:span></text:p>
            <text:p><text:span text:style-name="T1">Town/City:</text:span><text:span text:style-name="T2"> Sarajevo</text:span></text:p>
            <text:p><text:span text:style-name="T1">Phone:</text:span><text:span text:style-name="T2"> 387618598568</text:span></text:p>
            <text:p><text:span text:style-name="T1">Email Address:</text:span><text:span text:style-name="T2"> myemail2@gmail.com</text:span></text:p>
            <text:p><text:span text:style-name="T1">Username:</text:span><text:span text:style-name="T2"> Lala N</text:span></text:p>
            <text:p><text:span text:style-name="T1">Password: </text:span><text:span text:style-name="T2">*Pass123*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9.</text:p>
          </table:table-cell>
          <table:table-cell table:style-name="ce5" office:value-type="string" calcext:value-type="string">
            <text:p>Go to the navigation bar and click on the My Account link</text:p>
          </table:table-cell>
          <table:table-cell table:style-name="ce5" office:value-type="string" calcext:value-type="string">
            <text:p>My Account page is successfully opened with the hello message and some instructions for managing </text:p>
            <text:p>the account on the right side and a few navigation links on the left sid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10.</text:p>
          </table:table-cell>
          <table:table-cell table:style-name="ce13" office:value-type="string" calcext:value-type="string">
            <text:p>Click on the Orders link and observe</text:p>
          </table:table-cell>
          <table:table-cell table:style-name="ce5" office:value-type="string" calcext:value-type="string">
            <text:p>Orders page is displayed with order details: order number, date of the order, status, total price and </text:p>
            <text:p>View butt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5" office:value-type="string" calcext:value-type="string">
            <text:p>Click on the Logout link</text:p>
          </table:table-cell>
          <table:table-cell table:style-name="ce5" office:value-type="string" calcext:value-type="string">
            <text:p>Refreshed My Account page is opened with two containers: Login form and Register form</text:p>
          </table:table-cell>
          <table:table-cell table:style-name="ce18"/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List_20_1" style:display-name="PageStyle_Lis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12:33:34.086690497</dc:date>
    <meta:editing-duration>PT2M53S</meta:editing-duration>
    <meta:editing-cycles>1</meta:editing-cycles>
    <meta:document-statistic meta:table-count="1" meta:cell-count="53" meta:object-count="0"/>
    <meta:generator>LibreOffice/7.3.7.2$Linux_X86_64 LibreOffice_project/30$Build-2</meta:generator>
  </office:meta>
</office:document-meta>
</file>